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2.466cm"/>
    </style:style>
    <style:style style:name="co7" style:family="table-column">
      <style:table-column-properties fo:break-before="auto" style:column-width="2.113cm"/>
    </style:style>
    <style:style style:name="co8"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6" style:family="table-cell" style:parent-style-name="Default" style:data-style-name="N0">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37" style:family="table-cell" style:parent-style-name="Default">
      <style:table-cell-properties fo:background-color="#99ccff" style:cell-protect="hidden-and-protected" style:print-content="false" fo:wrap-option="wrap" fo:padding="0.071cm"/>
    </style:style>
    <style:style style:name="ce40" style:family="table-cell" style:parent-style-name="Default">
      <style:table-cell-properties fo:background-color="#ffffff" style:cell-protect="protected" style:print-content="true" fo:wrap-option="wrap" fo:padding="0.071cm"/>
    </style:style>
    <style:style style:name="ce41" style:family="table-cell" style:parent-style-name="Default">
      <style:table-cell-properties fo:background-color="#ffffff" style:cell-protect="protected" style:print-content="true" fo:wrap-option="no-wrap" fo:padding="0.071cm"/>
    </style:style>
    <style:style style:name="ce42" style:family="table-cell" style:parent-style-name="Default">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0.74pt solid #000000" style:direction="ltr" fo:padding="0.071cm" fo:border-right="0.74pt solid #141312" style:rotation-angle="0" style:rotation-align="none" style:shrink-to-fit="true" fo:border-top="0.74pt solid #141312"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600"/>
    </style:style>
    <style:style style:name="ce45"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46"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none" fo:background-color="#ffffff" style:cell-protect="protected" style:print-content="true" fo:border-left="0.74pt solid #000000" fo:border-right="none" fo:border-top="none"/>
    </style:style>
    <style:style style:name="ce5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5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57" style:family="table-cell" style:parent-style-name="Default">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141312"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61"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62"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style>
    <style:style style:name="ce72"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7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77" style:family="table-cell" style:parent-style-name="Default">
      <style:table-cell-properties style:cell-protect="protected" style:print-content="true" fo:background-color="transparent" fo:wrap-option="wrap" fo:padding="0.071cm"/>
      <style:map style:condition="cell-content()=0" style:apply-style-name="Unbenannt1" style:base-cell-address="Bericht.D12"/>
      <style:map style:condition="cell-content()!=0" style:apply-style-name="Unbenannt3" style:base-cell-address="Bericht.D12"/>
    </style:style>
    <style:style style:name="ce8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8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style>
    <style:style style:name="ce88"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89" style:family="table-cell" style:parent-style-name="Default">
      <style:table-cell-properties fo:background-color="#2e3192" style:cell-protect="hidden-and-protected" style:print-content="false" fo:padding="0.071cm"/>
    </style:style>
    <style:style style:name="ce90" style:family="table-cell" style:parent-style-name="Default">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141312"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1" style:family="table-cell" style:parent-style-name="Default" style:data-style-name="N170">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92" style:family="table-cell" style:parent-style-name="Default" style:data-style-name="N10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93" style:family="table-cell" style:parent-style-name="Default" style:data-style-name="N176">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95"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10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74pt solid #141312"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4"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141312" style:rotation-angle="0" style:rotation-align="none" style:shrink-to-fit="false" fo:border-top="none" style:vertical-align="bottom" loext:vertical-justify="auto"/>
      <style:paragraph-properties fo:text-align="end" css3t:text-justify="auto" fo:margin-left="0cm" style:writing-mode="page"/>
      <style:map style:condition="is-true-formula(ISEVEN(ROW()))" style:apply-style-name="Even_20_Rows" style:base-cell-address="Bericht.C16"/>
    </style:style>
    <style:style style:name="ce105" style:family="table-cell" style:parent-style-name="Default" style:data-style-name="N134">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141312" style:rotation-angle="0" style:rotation-align="none" style:shrink-to-fit="true" fo:border-top="none" style:vertical-align="bottom" loext:vertical-justify="auto"/>
      <style:paragraph-properties fo:text-align="end" css3t:text-justify="auto" fo:margin-left="0cm" style:writing-mode="page"/>
    </style:style>
    <style:style style:name="ce106" style:family="table-cell" style:parent-style-name="Default" style:data-style-name="N134">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none" style:direction="ltr" fo:padding="0.071cm" fo:border-right="0.74pt solid #141312" style:rotation-angle="0" style:rotation-align="none" style:shrink-to-fit="true" fo:border-top="none" style:vertical-align="middle" loext:vertical-justify="auto"/>
      <style:paragraph-properties fo:text-align="end" css3t:text-justify="auto" fo:margin-left="0cm" style:writing-mode="page"/>
    </style:style>
    <style:style style:name="ce107" style:family="table-cell" style:parent-style-name="Default" style:data-style-name="N157">
      <style:table-cell-properties style:glyph-orientation-vertical="0" fo:background-color="#ffffff" style:cell-protect="protected" style:print-content="true" style:diagonal-bl-tr="none" style:diagonal-tl-br="none" style:text-align-source="fix" style:repeat-content="false" fo:wrap-option="no-wrap" fo:border="0.74pt solid #141312" style:direction="ltr" fo:padding="0.071cm" style:rotation-angle="0" style:rotation-align="none" style:shrink-to-fit="true" style:vertical-align="middle" loext:vertical-justify="auto"/>
      <style:paragraph-properties fo:text-align="end" css3t:text-justify="auto" fo:margin-left="0cm" style:writing-mode="page"/>
    </style:style>
    <style:style style:name="ce108" style:family="table-cell" style:parent-style-name="Default">
      <style:table-cell-properties fo:background-color="#ffffff" style:cell-protect="protected" style:print-content="true" style:shrink-to-fit="true"/>
    </style:style>
    <style:style style:name="ce109" style:family="table-cell" style:parent-style-name="Default" style:data-style-name="N157">
      <style:table-cell-properties style:glyph-orientation-vertical="0" fo:background-color="#ffffff" style:cell-protect="protected" style:print-content="true" style:diagonal-bl-tr="none" style:diagonal-tl-br="none" style:text-align-source="fix" style:repeat-content="false" fo:wrap-option="no-wrap" fo:border="0.74pt solid #141312" style:direction="ltr" fo:padding="0.071cm" style:rotation-angle="0" style:rotation-align="none" style:shrink-to-fit="true" style:vertical-align="middle" loext:vertical-justify="auto"/>
      <style:paragraph-properties fo:text-align="end" css3t:text-justify="auto" fo:margin-left="0cm" style:writing-mode="page"/>
      <style:text-properties fo:font-weight="bold" style:font-weight-asian="bold" style:font-weight-complex="bold"/>
    </style:style>
    <style:style style:name="ce110" style:family="table-cell" style:parent-style-name="Default">
      <style:table-cell-properties fo:background-color="#ffffff" style:cell-protect="protected" style:print-content="true"/>
      <style:text-properties style:font-name="Calibri1" style:font-name-asian="Calibri1" style:font-name-complex="Calibri1"/>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start"/>
      <style:text-properties fo:color="#ffffff" fo:font-size="12pt" fo:font-weight="bold"/>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style:style style:name="T3" style:family="text">
      <style:text-properties style:text-underline-style="solid" style:text-underline-width="auto" style:text-underline-color="font-color"/>
    </style:style>
    <style:style style:name="T4"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68cm" svg:y="1.801cm">
            <draw:text-box>
              <text:p><text:span text:style-name="T1">DIN VDE 01234 – Berechung des Steinlausbefalls</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048566">
          <table:table-cell table:number-columns-repeated="1024"/>
        </table:table-row>
        <table:table-row table:style-name="ro1">
          <table:table-cell table:number-columns-repeated="1024"/>
        </table:table-row>
      </table:table>
      <table:table table:name="Basisa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ie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ie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2" form:control-implementation="ooo:com.sun.star.form.component.CommandButton" xml:id="control6" form:id="control6"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29cm" svg:x="11.835cm" svg:y="0.158cm" draw:control="control4"/>
            <draw:control draw:text-style-name="P4" svg:width="2.075cm" svg:height="0.629cm" svg:x="16.881cm" svg:y="0.158cm" draw:control="control5"/>
            <draw:control draw:text-style-name="P4" svg:width="2.075cm" svg:height="0.629cm" svg:x="20.957cm" svg:y="0.158cm" draw:control="control6"/>
            <draw:control draw:style-name="gr3" draw:text-style-name="P5" svg:width="1.159cm" svg:height="0.893cm" svg:x="0.557cm" svg:y="0.026cm" draw:control="control7"/>
            <draw:control draw:style-name="gr3" draw:text-style-name="P5" svg:width="1.159cm" svg:height="0.893cm" svg:x="7.793cm" svg:y="0.026cm" draw:control="control8"/>
            <draw:control draw:style-name="gr3" draw:text-style-name="P5" svg:width="2.169cm" svg:height="0.893cm" svg:x="14.369cm" svg:y="0.026cm" draw:control="control9"/>
            <draw:control draw:style-name="gr3" draw:text-style-name="P5" svg:width="1.159cm" svg:height="0.72cm" svg:x="19.635cm" svg:y="0.112cm" draw:control="control10"/>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Firma</text:p>
          </table:table-cell>
          <table:table-cell table:style-name="ce22" office:value-type="float" office:value="123" calcext:value-type="float">
            <text:p>123</text:p>
          </table:table-cell>
          <table:table-cell table:style-name="ce19"/>
          <table:table-cell table:style-name="ce19" office:value-type="string" calcext:value-type="string">
            <text:p>Prüfinstitut</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08-30" calcext:value-type="date">
            <text:p>30.08.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6" office:value-type="float" office:value="131231321" calcext:value-type="float">
            <text:p>131231321</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s Prüfers</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7">
          <table:table-cell table:number-columns-repeated="1024"/>
        </table:table-row>
        <table:table-row table:style-name="ro1">
          <table:table-cell table:number-columns-repeated="1024"/>
        </table:table-row>
      </table:table>
      <table:table table:name="Bericht"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1" form:control-implementation="ooo:com.sun.star.form.component.CommandButton" xml:id="control11" form:id="control11"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AddMoreRowsButtonPressed?language=Basic&amp;location=document" xlink:type="simple"/>
              </office:event-listeners>
            </form:button>
            <form:button form:name="Schaltfläche 6" form:control-implementation="ooo:com.sun.star.form.component.CommandButton" xml:id="control12" form:id="control12"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8" form:control-implementation="ooo:com.sun.star.form.component.CommandButton" xml:id="control13" form:id="control13" form:label="Bericht erstellen" office:target-frame="" form:delay-for-repeat="PT0.050000000S" form:image-position="center">
              <form:properties>
                <form:property form:property-name="DefaultControl" office:value-type="string" office:string-value="com.sun.star.form.control.CommandButton"/>
              </form:properties>
            </form:button>
            <form:button form:name="Schaltfläche 9" form:control-implementation="ooo:com.sun.star.form.component.CommandButton" xml:id="control14" form:id="control14" form:label="Tabelle speichern" office:target-frame="" form:delay-for-repeat="PT0.050000000S" form:image-position="center">
              <form:properties>
                <form:property form:property-name="DefaultControl" office:value-type="string" office:string-value="com.sun.star.form.control.CommandButton"/>
              </form:properties>
            </form:button>
            <form:button form:name="Schaltfläche 10" form:control-implementation="ooo:com.sun.star.form.component.CommandButton" xml:id="control15" form:id="control15"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11" form:control-implementation="ooo:com.sun.star.form.component.CommandButton" xml:id="control16" form:id="control16"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2" form:control-implementation="ooo:com.sun.star.form.component.CommandButton" xml:id="control17" form:id="control17"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1" form:control-implementation="ooo:com.sun.star.form.component.FixedText" xml:id="control18" form:id="control18" form:label="ods"/>
            <form:fixed-text form:name="Beschriftungsfeld 2" form:control-implementation="ooo:com.sun.star.form.component.FixedText" xml:id="control19" form:id="control19" form:label="pdf"/>
            <form:fixed-text form:name="Beschriftungsfeld 3" form:control-implementation="ooo:com.sun.star.form.component.FixedText" xml:id="control20" form:id="control20" form:label="Template"/>
            <form:fixed-text form:name="Beschriftungsfeld 4" form:control-implementation="ooo:com.sun.star.form.component.FixedText" xml:id="control21" form:id="control21" form:label="Rev."/>
          </form:form>
        </office:forms>
        <table:shapes>
          <draw:g draw:z-index="1">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2"/>
            <draw:control draw:text-style-name="P4" svg:width="2.669cm" svg:height="0.629cm" svg:x="8.823cm" svg:y="0.158cm" draw:control="control13"/>
            <draw:control draw:text-style-name="P4" svg:width="3.14cm" svg:height="0.629cm" svg:x="1.572cm" svg:y="0.158cm" draw:control="control14"/>
            <draw:control draw:text-style-name="P4" svg:width="2.075cm" svg:height="0.629cm" svg:x="11.835cm" svg:y="0.158cm" draw:control="control15"/>
            <draw:control draw:text-style-name="P4" svg:width="2.075cm" svg:height="0.629cm" svg:x="16.881cm" svg:y="0.158cm" draw:control="control16"/>
            <draw:control draw:text-style-name="P4" svg:width="2.075cm" svg:height="0.629cm" svg:x="20.957cm" svg:y="0.158cm" draw:control="control17"/>
            <draw:control draw:style-name="gr3" draw:text-style-name="P5" svg:width="1.159cm" svg:height="0.893cm" svg:x="0.557cm" svg:y="0.026cm" draw:control="control18"/>
            <draw:control draw:style-name="gr3" draw:text-style-name="P5" svg:width="1.159cm" svg:height="0.893cm" svg:x="7.793cm" svg:y="0.026cm" draw:control="control19"/>
            <draw:control draw:style-name="gr3" draw:text-style-name="P5" svg:width="2.169cm" svg:height="0.893cm" svg:x="14.369cm" svg:y="0.026cm" draw:control="control20"/>
            <draw:control draw:style-name="gr3" draw:text-style-name="P5" svg:width="1.159cm" svg:height="0.72cm" svg:x="19.635cm" svg:y="0.112cm" draw:control="control21"/>
          </draw:g>
        </table:shapes>
        <table:table-column table:style-name="co3" table:number-columns-repeated="2" table:default-cell-style-name="ce34"/>
        <table:table-column table:style-name="co6" table:default-cell-style-name="ce34"/>
        <table:table-column table:style-name="co3" table:number-columns-repeated="61"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37" table:number-columns-spanned="2" table:number-rows-spanned="1"/>
          <table:covered-table-cell table:style-name="ce37"/>
          <table:table-cell table:style-name="ce37" table:number-columns-spanned="2" table:number-rows-spanned="1"/>
          <table:covered-table-cell table:style-name="ce37"/>
          <table:table-cell table:style-name="ce37"/>
          <table:table-cell table:number-columns-repeated="1017"/>
        </table:table-row>
        <table:table-row table:style-name="ro1">
          <table:table-cell table:number-columns-repeated="2"/>
          <table:table-cell table:style-name="ce37" table:number-columns-spanned="2" table:number-rows-spanned="1"/>
          <table:covered-table-cell table:style-name="ce37"/>
          <table:table-cell table:style-name="ce37" table:number-columns-spanned="2" table:number-rows-spanned="1"/>
          <table:covered-table-cell table:style-name="ce37"/>
          <table:table-cell table:style-name="ce37"/>
          <table:table-cell table:number-columns-repeated="1017"/>
        </table:table-row>
        <table:table-row table:style-name="ro1">
          <table:table-cell table:number-columns-repeated="2"/>
          <table:table-cell table:style-name="ce37" table:number-columns-spanned="2" table:number-rows-spanned="1"/>
          <table:covered-table-cell table:style-name="ce37"/>
          <table:table-cell table:style-name="ce37" table:number-columns-spanned="2" table:number-rows-spanned="1"/>
          <table:covered-table-cell table:style-name="ce37"/>
          <table:table-cell table:style-name="ce37"/>
          <table:table-cell table:number-columns-repeated="1017"/>
        </table:table-row>
        <table:table-row table:style-name="ro1">
          <table:table-cell/>
          <table:table-cell table:style-name="ce35"/>
          <table:table-cell table:style-name="ce40" table:number-columns-spanned="2" table:number-rows-spanned="1"/>
          <table:covered-table-cell table:style-name="ce40"/>
          <table:table-cell table:style-name="ce40" table:number-columns-spanned="2" table:number-rows-spanned="1"/>
          <table:covered-table-cell table:style-name="ce40"/>
          <table:table-cell table:style-name="ce40"/>
          <table:table-cell table:style-name="ce35"/>
          <table:table-cell table:number-columns-repeated="1016"/>
        </table:table-row>
        <table:table-row table:style-name="ro1" table:number-rows-repeated="2">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1" office:value-type="string" calcext:value-type="string">
            <text:p>Prüfung nach:</text:p>
          </table:table-cell>
          <table:table-cell table:style-name="ce56" table:formula="of:=[$Basisadaten.C14]" office:value-type="string" office:string-value="VDE 01234:2021" calcext:value-type="string">
            <text:p>VDE 01234:2021</text:p>
          </table:table-cell>
          <table:table-cell table:style-name="ce40" table:number-columns-repeated="3"/>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1">
          <table:table-cell/>
          <table:table-cell table:style-name="ce35"/>
          <table:table-cell table:style-name="ce41" office:value-type="string" calcext:value-type="string">
            <text:p>AA:</text:p>
          </table:table-cell>
          <table:table-cell table:style-name="ce56" table:formula="of:=[$Basisadaten.C15]" office:value-type="string" office:string-value="AA 01234/08-21" calcext:value-type="string">
            <text:p>AA 01234/08-21</text:p>
          </table:table-cell>
          <table:table-cell table:style-name="ce40" table:number-columns-repeated="3"/>
          <table:table-cell table:style-name="ce35"/>
          <table:table-cell table:number-columns-repeated="1016"/>
        </table:table-row>
        <table:table-row table:style-name="ro1">
          <table:table-cell/>
          <table:table-cell table:style-name="ce35"/>
          <table:table-cell table:style-name="ce40" office:value-type="string" calcext:value-type="string">
            <text:p>Prüfer:</text:p>
          </table:table-cell>
          <table:table-cell table:style-name="ce40" table:formula="of:=[$Basisadaten.C8]" office:value-type="float" office:value="12" calcext:value-type="float">
            <text:p>12</text:p>
          </table:table-cell>
          <table:table-cell table:style-name="ce40" table:number-columns-repeated="3"/>
          <table:table-cell table:style-name="ce35"/>
          <table:table-cell table:number-columns-repeated="1016"/>
        </table:table-row>
        <table:table-row table:style-name="ro1">
          <table:table-cell/>
          <table:table-cell table:style-name="ce35"/>
          <table:table-cell table:style-name="ce40" table:number-columns-repeated="2"/>
          <table:table-cell table:style-name="ce77"/>
          <table:table-cell table:style-name="ce40" table:number-columns-repeated="2"/>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2" office:value-type="string" calcext:value-type="string">
            <text:p>Quantity</text:p>
          </table:table-cell>
          <table:table-cell table:style-name="ce57" office:value-type="string" calcext:value-type="string" table:number-columns-spanned="2" table:number-rows-spanned="1">
            <text:p>DESCRIPTION</text:p>
          </table:table-cell>
          <table:covered-table-cell table:style-name="ce57"/>
          <table:table-cell table:style-name="ce90" office:value-type="string" calcext:value-type="string">
            <text:p>Unit Price</text:p>
          </table:table-cell>
          <table:table-cell table:style-name="ce103" office:value-type="string" calcext:value-type="string">
            <text:p>Total</text:p>
          </table:table-cell>
          <table:table-cell table:style-name="ce35"/>
          <table:table-cell table:number-columns-repeated="1016"/>
        </table:table-row>
        <table:table-row table:style-name="ro1">
          <table:table-cell/>
          <table:table-cell table:style-name="ce35"/>
          <table:table-cell table:style-name="ce45" office:value-type="float" office:value="1" calcext:value-type="float">
            <text:p>1</text:p>
          </table:table-cell>
          <table:table-cell table:style-name="ce60" table:number-columns-spanned="2" table:number-rows-spanned="1"/>
          <table:covered-table-cell table:style-name="ce80"/>
          <table:table-cell table:style-name="ce91" office:value-type="float" office:value="1" calcext:value-type="float">
            <text:p>$1,00</text:p>
          </table:table-cell>
          <table:table-cell table:style-name="ce104" table:formula="of:=[.F16]+10" office:value-type="float" office:value="11" calcext:value-type="float">
            <text:p>11</text:p>
          </table:table-cell>
          <table:table-cell table:style-name="ce110"/>
          <table:table-cell/>
          <table:table-cell table:style-name="ce115" table:formula="of:=[.F16]" office:value-type="float" office:value="1" calcext:value-type="float">
            <text:p>$1,00</text:p>
          </table:table-cell>
          <table:table-cell table:formula="of:=[.G16]+1" office:value-type="float" office:value="12" calcext:value-type="float">
            <text:p>12</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1" calcext:value-type="float">
            <text:p>$1,00</text:p>
          </table:table-cell>
          <table:table-cell table:style-name="ce104" table:formula="of:=[.F17]+10" office:value-type="float" office:value="11" calcext:value-type="float">
            <text:p>11</text:p>
          </table:table-cell>
          <table:table-cell table:style-name="ce110"/>
          <table:table-cell/>
          <table:table-cell table:style-name="ce115" table:formula="of:=[.F17]" office:value-type="float" office:value="1" calcext:value-type="float">
            <text:p>$1,00</text:p>
          </table:table-cell>
          <table:table-cell table:formula="of:=[.G17]+1" office:value-type="float" office:value="12" calcext:value-type="float">
            <text:p>12</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1" calcext:value-type="float">
            <text:p>$1,00</text:p>
          </table:table-cell>
          <table:table-cell table:style-name="ce104" table:formula="of:=[.F18]+10" office:value-type="float" office:value="11" calcext:value-type="float">
            <text:p>11</text:p>
          </table:table-cell>
          <table:table-cell table:style-name="ce110"/>
          <table:table-cell/>
          <table:table-cell table:style-name="ce115" table:formula="of:=[.F18]" office:value-type="float" office:value="1" calcext:value-type="float">
            <text:p>$1,00</text:p>
          </table:table-cell>
          <table:table-cell table:formula="of:=[.G18]+1" office:value-type="float" office:value="12" calcext:value-type="float">
            <text:p>12</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3" calcext:value-type="float">
            <text:p>$3,00</text:p>
          </table:table-cell>
          <table:table-cell table:style-name="ce104" table:formula="of:=[.F19]+10" office:value-type="float" office:value="13" calcext:value-type="float">
            <text:p>13</text:p>
          </table:table-cell>
          <table:table-cell table:style-name="ce110"/>
          <table:table-cell/>
          <table:table-cell table:style-name="ce115" table:formula="of:=[.F19]" office:value-type="float" office:value="3" calcext:value-type="float">
            <text:p>$3,00</text:p>
          </table:table-cell>
          <table:table-cell table:formula="of:=[.G19]+1" office:value-type="float" office:value="14" calcext:value-type="float">
            <text:p>14</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3" calcext:value-type="float">
            <text:p>$3,00</text:p>
          </table:table-cell>
          <table:table-cell table:style-name="ce104" table:formula="of:=[.F20]+10" office:value-type="float" office:value="13" calcext:value-type="float">
            <text:p>13</text:p>
          </table:table-cell>
          <table:table-cell table:style-name="ce110"/>
          <table:table-cell/>
          <table:table-cell table:style-name="ce115" table:formula="of:=[.F20]" office:value-type="float" office:value="3" calcext:value-type="float">
            <text:p>$3,00</text:p>
          </table:table-cell>
          <table:table-cell table:formula="of:=[.G20]+1" office:value-type="float" office:value="14" calcext:value-type="float">
            <text:p>14</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6"/>
          <table:table-cell table:style-name="ce62" table:number-columns-spanned="2" table:number-rows-spanned="1"/>
          <table:covered-table-cell table:style-name="ce81"/>
          <table:table-cell table:style-name="ce46" office:value-type="float" office:value="1023" calcext:value-type="float">
            <text:p>1023</text:p>
          </table:table-cell>
          <table:table-cell table:style-name="ce104" table:formula="of:=[.F21]+10" office:value-type="float" office:value="1033" calcext:value-type="float">
            <text:p>1033</text:p>
          </table:table-cell>
          <table:table-cell table:style-name="ce35">
            <draw:control draw:z-index="0" draw:text-style-name="P4" svg:width="3.713cm" svg:height="0.687cm" svg:x="0.399cm" svg:y="0.062cm" draw:control="control11"/>
          </table:table-cell>
          <table:table-cell/>
          <table:table-cell table:style-name="ce115" table:formula="of:=[.F21]" office:value-type="float" office:value="1023" calcext:value-type="float">
            <text:p>$1.023,00</text:p>
          </table:table-cell>
          <table:table-cell table:formula="of:=[.G21]+1" office:value-type="float" office:value="1034" calcext:value-type="float">
            <text:p>1034</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50"/>
          <table:table-cell table:style-name="ce35" table:number-columns-repeated="2"/>
          <table:table-cell table:style-name="ce92" office:value-type="float" office:value="7" calcext:value-type="float">
            <text:p>7</text:p>
          </table:table-cell>
          <table:table-cell table:style-name="ce105" table:formula="of:=[.F21]*2" office:value-type="currency" office:currency="CAD" office:value="2046" calcext:value-type="currency">
            <text:p>$2.046,00</text:p>
          </table:table-cell>
          <table:table-cell table:style-name="ce35"/>
          <table:table-cell/>
          <table:table-cell table:style-name="ce115" table:formula="of:=[.F21]" office:value-type="float" office:value="1023" calcext:value-type="float">
            <text:p>$1.023,00</text:p>
          </table:table-cell>
          <table:table-cell table:formula="of:=[.G21]+1" office:value-type="float" office:value="1034" calcext:value-type="float">
            <text:p>1034</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50"/>
          <table:table-cell table:style-name="ce68"/>
          <table:table-cell table:style-name="ce83"/>
          <table:table-cell table:style-name="ce93" office:value-type="percentage" office:value="0.05" calcext:value-type="percentage">
            <text:p>5%</text:p>
          </table:table-cell>
          <table:table-cell table:style-name="ce105" table:formula="of:=[.G22]*[.F23]" office:value-type="currency" office:currency="CAD" office:value="102.3" calcext:value-type="currency">
            <text:p>$102,30</text:p>
          </table:table-cell>
          <table:table-cell table:style-name="ce35"/>
          <table:table-cell table:number-columns-repeated="1016"/>
        </table:table-row>
        <table:table-row table:style-name="ro1">
          <table:table-cell/>
          <table:table-cell table:style-name="ce35"/>
          <table:table-cell table:style-name="ce51"/>
          <table:table-cell table:style-name="ce72" table:number-columns-repeated="2"/>
          <table:table-cell table:style-name="ce95"/>
          <table:table-cell table:style-name="ce106"/>
          <table:table-cell table:style-name="ce35"/>
          <table:table-cell table:number-columns-repeated="1016"/>
        </table:table-row>
        <table:table-row table:style-name="ro1">
          <table:table-cell/>
          <table:table-cell table:style-name="ce35"/>
          <table:table-cell table:style-name="ce53" table:number-columns-spanned="2" table:number-rows-spanned="1"/>
          <table:covered-table-cell table:style-name="ce73"/>
          <table:table-cell table:style-name="ce73"/>
          <table:table-cell table:style-name="ce73" office:value-type="string" calcext:value-type="string">
            <text:p>Subtotal</text:p>
          </table:table-cell>
          <table:table-cell table:style-name="ce107" table:formula="of:=SUM([.G22:.G23])" office:value-type="float" office:value="2148.3" calcext:value-type="float">
            <text:p>$2.148,30</text:p>
          </table:table-cell>
          <table:table-cell table:style-name="ce35"/>
          <table:table-cell table:number-columns-repeated="1016"/>
        </table:table-row>
        <table:table-row table:style-name="ro1">
          <table:table-cell/>
          <table:table-cell table:style-name="ce35"/>
          <table:table-cell table:style-name="ce53" table:number-columns-spanned="2" table:number-rows-spanned="1"/>
          <table:covered-table-cell table:style-name="ce73"/>
          <table:table-cell table:style-name="ce88" office:value-type="string" calcext:value-type="string" table:number-columns-spanned="2" table:number-rows-spanned="1">
            <text:p>Previous Amount Received</text:p>
          </table:table-cell>
          <table:covered-table-cell table:style-name="ce73"/>
          <table:table-cell table:style-name="ce107"/>
          <table:table-cell table:style-name="ce35"/>
          <table:table-cell table:number-columns-repeated="1016"/>
        </table:table-row>
        <table:table-row table:style-name="ro1">
          <table:table-cell/>
          <table:table-cell table:style-name="ce35" table:number-columns-repeated="5"/>
          <table:table-cell table:style-name="ce108"/>
          <table:table-cell table:style-name="ce35"/>
          <table:table-cell table:number-columns-repeated="1016"/>
        </table:table-row>
        <table:table-row table:style-name="ro1">
          <table:table-cell/>
          <table:table-cell table:style-name="ce35"/>
          <table:table-cell table:style-name="ce53" table:number-columns-spanned="2" table:number-rows-spanned="1"/>
          <table:covered-table-cell table:style-name="ce73"/>
          <table:table-cell table:style-name="ce73" table:number-columns-repeated="2"/>
          <table:table-cell table:style-name="ce109" table:formula="of:=[.G25]-[.G26]" office:value-type="float" office:value="2148.3" calcext:value-type="float">
            <text:p>$2.148,30</text:p>
          </table:table-cell>
          <table:table-cell table:style-name="ce35"/>
          <table:table-cell table:number-columns-repeated="1016"/>
        </table:table-row>
        <table:table-row table:style-name="ro1">
          <table:table-cell/>
          <table:table-cell table:style-name="ce35"/>
          <table:table-cell table:style-name="ce40" table:number-columns-spanned="5" table:number-rows-spanned="1"/>
          <table:covered-table-cell table:number-columns-repeated="4" table:style-name="ce40"/>
          <table:table-cell table:style-name="ce35"/>
          <table:table-cell table:number-columns-repeated="1016"/>
        </table:table-row>
        <table:table-row table:style-name="ro1" table:number-rows-repeated="2">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77"/>
          <table:table-cell table:style-name="ce35" office:value-type="string" calcext:value-type="string">
            <text:p>Unterschrift:</text:p>
          </table:table-cell>
          <table:table-cell table:style-name="ce35" office:value-type="string" calcext:value-type="string">
            <text:p><text:span text:style-name="T3">                                   </text:span><text:span text:style-name="T4">   </text:span>                        </text:p>
          </table:table-cell>
          <table:table-cell table:style-name="ce35" table:number-columns-repeated="2"/>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42">
          <table:table-cell table:number-columns-repeated="1024"/>
        </table:table-row>
        <table:table-row table:style-name="ro1">
          <table:table-cell table:number-columns-repeated="1024"/>
        </table:table-row>
        <calcext:conditional-formats>
          <calcext:conditional-format calcext:target-range-address="Bericht.C16:Bericht.G20 Bericht.G21:Bericht.G21">
            <calcext:condition calcext:apply-style-name="Even Rows" calcext:value="formula-is(ISEVEN(ROW()))" calcext:base-cell-address="Bericht.C16"/>
          </calcext:conditional-format>
          <calcext:conditional-format calcext:target-range-address="Bericht.E12:Bericht.E12 Bericht.D32:Bericht.D32">
            <calcext:condition calcext:apply-style-name="Unbenannt1" calcext:value="=0" calcext:base-cell-address="Bericht.D12"/>
            <calcext:condition calcext:apply-style-name="Unbenannt3" calcext:value="!=0" calcext:base-cell-address="Bericht.D12"/>
          </calcext:conditional-format>
        </calcext:conditional-formats>
      </table:table>
      <table:table table:name="Setup" table:style-name="ta1"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1" form:control-implementation="ooo:com.sun.star.form.component.CommandButton" xml:id="control22" form:id="control2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AddMoreRowsButtonPressed?language=Basic&amp;location=document" xlink:type="simple"/>
              </office:event-listeners>
            </form:button>
            <form:button form:name="Schaltfläche 2" form:control-implementation="ooo:com.sun.star.form.component.CommandButton" xml:id="control23" form:id="control23"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3" form:control-implementation="ooo:com.sun.star.form.component.CommandButton" xml:id="control24" form:id="control24"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PDF?language=Basic&amp;location=document" xlink:type="simple"/>
              </office:event-listeners>
            </form:button>
            <form:button form:name="Schaltfläche 4" form:control-implementation="ooo:com.sun.star.form.component.CommandButton" xml:id="control25" form:id="control25" form:label="Tabelle speichern" office:target-frame="" form:delay-for-repeat="PT0.050000000S" form:image-position="center">
              <form:properties>
                <form:property form:property-name="DefaultControl" office:value-type="string" office:string-value="com.sun.star.form.control.CommandButton"/>
              </form:properties>
            </form:button>
            <form:button form:name="Schaltfläche 5" form:control-implementation="ooo:com.sun.star.form.component.CommandButton" xml:id="control26" form:id="control26"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7" form:control-implementation="ooo:com.sun.star.form.component.CommandButton" xml:id="control27" form:id="control27" form:label="TEST" office:target-frame="" xlink:href="../../../../../C:/Users/d-ru/Documents/DKE/PDF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test1?language=Basic&amp;location=document" xlink:type="simple"/>
              </office:event-listeners>
            </form:button>
            <form:button form:name="Schaltfläche 13" form:control-implementation="ooo:com.sun.star.form.component.CommandButton" xml:id="control28" form:id="control28"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4" form:control-implementation="ooo:com.sun.star.form.component.CommandButton" xml:id="control29" form:id="control29"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5" form:control-implementation="ooo:com.sun.star.form.component.FixedText" xml:id="control30" form:id="control30" form:label="ods"/>
            <form:fixed-text form:name="Beschriftungsfeld 6" form:control-implementation="ooo:com.sun.star.form.component.FixedText" xml:id="control31" form:id="control31" form:label="pdf"/>
            <form:fixed-text form:name="Beschriftungsfeld 7" form:control-implementation="ooo:com.sun.star.form.component.FixedText" xml:id="control32" form:id="control32" form:label="Template"/>
            <form:fixed-text form:name="Beschriftungsfeld 8" form:control-implementation="ooo:com.sun.star.form.component.FixedText" xml:id="control33" form:id="control33" form:label="Rev."/>
            <form:button form:name="Schaltfläche 6" form:control-implementation="ooo:com.sun.star.form.component.CommandButton" xml:id="control34" form:id="control34"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8" form:control-implementation="ooo:com.sun.star.form.component.CommandButton" xml:id="control35" form:id="control35" form:label="Bericht erstellen" office:target-frame="" form:delay-for-repeat="PT0.050000000S" form:image-position="center">
              <form:properties>
                <form:property form:property-name="DefaultControl" office:value-type="string" office:string-value="com.sun.star.form.control.CommandButton"/>
              </form:properties>
            </form:button>
            <form:button form:name="Schaltfläche 9" form:control-implementation="ooo:com.sun.star.form.component.CommandButton" xml:id="control36" form:id="control36" form:label="Tabelle speichern" office:target-frame="" form:delay-for-repeat="PT0.050000000S" form:image-position="center">
              <form:properties>
                <form:property form:property-name="DefaultControl" office:value-type="string" office:string-value="com.sun.star.form.control.CommandButton"/>
              </form:properties>
            </form:button>
            <form:button form:name="Schaltfläche 10" form:control-implementation="ooo:com.sun.star.form.component.CommandButton" xml:id="control37" form:id="control37"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11" form:control-implementation="ooo:com.sun.star.form.component.CommandButton" xml:id="control38" form:id="control38"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2" form:control-implementation="ooo:com.sun.star.form.component.CommandButton" xml:id="control39" form:id="control39"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1" form:control-implementation="ooo:com.sun.star.form.component.FixedText" xml:id="control40" form:id="control40" form:label="ods"/>
            <form:fixed-text form:name="Beschriftungsfeld 2" form:control-implementation="ooo:com.sun.star.form.component.FixedText" xml:id="control41" form:id="control41" form:label="pdf"/>
            <form:fixed-text form:name="Beschriftungsfeld 3" form:control-implementation="ooo:com.sun.star.form.component.FixedText" xml:id="control42" form:id="control42" form:label="Template"/>
            <form:fixed-text form:name="Beschriftungsfeld 4" form:control-implementation="ooo:com.sun.star.form.component.FixedText" xml:id="control43" form:id="control43" form:label="Rev."/>
          </form:form>
        </office:forms>
        <table:shapes>
          <draw:control draw:z-index="1" draw:text-style-name="P4" svg:width="2.075cm" svg:height="0.629cm" svg:x="7.865cm" svg:y="22.016cm" draw:control="control27"/>
          <draw:custom-shape draw:z-index="2" draw:style-name="gr2" draw:text-style-name="P3" svg:width="27.303cm" svg:height="0.944cm" svg:x="7.864cm" svg:y="19.955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z-index="3" draw:text-style-name="P4" svg:width="2.075cm" svg:height="0.629cm" svg:x="12.805cm" svg:y="20.113cm" draw:control="control23"/>
          <draw:control draw:z-index="4" draw:text-style-name="P4" svg:width="2.669cm" svg:height="0.629cm" svg:x="16.687cm" svg:y="20.113cm" draw:control="control24"/>
          <draw:control draw:z-index="5" draw:text-style-name="P4" svg:width="3.14cm" svg:height="0.629cm" svg:x="9.436cm" svg:y="20.113cm" draw:control="control25"/>
          <draw:control draw:z-index="6" draw:text-style-name="P4" svg:width="2.075cm" svg:height="0.629cm" svg:x="19.699cm" svg:y="20.113cm" draw:control="control26"/>
          <draw:control draw:z-index="7" draw:text-style-name="P4" svg:width="2.075cm" svg:height="0.629cm" svg:x="24.745cm" svg:y="20.113cm" draw:control="control28"/>
          <draw:control draw:z-index="8" draw:text-style-name="P4" svg:width="2.075cm" svg:height="0.629cm" svg:x="28.821cm" svg:y="20.113cm" draw:control="control29"/>
          <draw:control draw:z-index="9" draw:style-name="gr3" draw:text-style-name="P5" svg:width="1.159cm" svg:height="0.893cm" svg:x="8.421cm" svg:y="19.981cm" draw:control="control30"/>
          <draw:control draw:z-index="10" draw:style-name="gr3" draw:text-style-name="P5" svg:width="1.159cm" svg:height="0.893cm" svg:x="15.657cm" svg:y="19.981cm" draw:control="control31"/>
          <draw:control draw:z-index="11" draw:style-name="gr3" draw:text-style-name="P5" svg:width="2.169cm" svg:height="0.893cm" svg:x="22.233cm" svg:y="19.981cm" draw:control="control32"/>
          <draw:control draw:z-index="12" draw:style-name="gr3" draw:text-style-name="P5" svg:width="1.159cm" svg:height="0.72cm" svg:x="27.499cm" svg:y="20.067cm" draw:control="control33"/>
          <draw:g draw:z-index="1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4"/>
            <draw:control draw:text-style-name="P4" svg:width="2.669cm" svg:height="0.629cm" svg:x="8.823cm" svg:y="0.158cm" draw:control="control35"/>
            <draw:control draw:text-style-name="P4" svg:width="3.14cm" svg:height="0.629cm" svg:x="1.572cm" svg:y="0.158cm" draw:control="control36"/>
            <draw:control draw:text-style-name="P4" svg:width="2.075cm" svg:height="0.629cm" svg:x="11.835cm" svg:y="0.158cm" draw:control="control37"/>
            <draw:control draw:text-style-name="P4" svg:width="2.075cm" svg:height="0.629cm" svg:x="16.881cm" svg:y="0.158cm" draw:control="control38"/>
            <draw:control draw:text-style-name="P4" svg:width="2.075cm" svg:height="0.629cm" svg:x="20.957cm" svg:y="0.158cm" draw:control="control39"/>
            <draw:control draw:style-name="gr3" draw:text-style-name="P5" svg:width="1.159cm" svg:height="0.893cm" svg:x="0.557cm" svg:y="0.026cm" draw:control="control40"/>
            <draw:control draw:style-name="gr3" draw:text-style-name="P5" svg:width="1.159cm" svg:height="0.893cm" svg:x="7.793cm" svg:y="0.026cm" draw:control="control41"/>
            <draw:control draw:style-name="gr3" draw:text-style-name="P5" svg:width="2.169cm" svg:height="0.893cm" svg:x="14.369cm" svg:y="0.026cm" draw:control="control42"/>
            <draw:control draw:style-name="gr3" draw:text-style-name="P5" svg:width="1.159cm" svg:height="0.72cm" svg:x="19.635cm" svg:y="0.112cm" draw:control="control43"/>
          </draw:g>
        </table:shapes>
        <table:table-column table:style-name="co7" table:default-cell-style-name="ce20"/>
        <table:table-column table:style-name="co2" table:default-cell-style-name="ce20"/>
        <table:table-column table:style-name="co8"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3">
          <table:table-cell table:number-columns-repeated="1024"/>
        </table:table-row>
        <table:table-row table:style-name="ro1">
          <table:table-cell table:number-columns-repeated="2"/>
          <table:table-cell>
            <draw:control draw:z-index="0" draw:text-style-name="P4" svg:width="3.713cm" svg:height="0.944cm" svg:x="1.927cm" svg:y="0.512cm" draw:control="control22"/>
          </table:table-cell>
          <table:table-cell table:number-columns-repeated="1021"/>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adaten.$C$9" table:cell-range-address="$Basisadaten.$C$9"/>
        <table:named-range table:name="global_reportsubnr" table:base-cell-address="$Basisadaten.$C$10" table:cell-range-address="$Basisadaten.$C$10"/>
        <table:named-range table:name="global_revmacro" table:base-cell-address="$Setup.$C$10" table:cell-range-address="$Setup.$C$10"/>
        <table:named-range table:name="global_revsheet" table:base-cell-address="$Setup.$C$9" table:cell-range-address="$Setup.$C$9"/>
        <table:named-range table:name="global_standard" table:base-cell-address="$Basisadaten.$C$13" table:cell-range-address="$Basisadaten.$C$14"/>
        <table:named-range table:name="global_templatedir" table:base-cell-address="$Setup.$C$17" table:cell-range-address="$Setup.$C$17"/>
        <table:named-range table:name="Report_End" table:base-cell-address="$Bericht.$H$33" table:cell-range-address="$Bericht.$H$33"/>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08:36:07.335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8H42M8S</meta:editing-duration>
    <meta:editing-cycles>72</meta:editing-cycles>
    <meta:generator>LibreOffice/7.1.5.2$Windows_x86 LibreOffice_project/85f04e9f809797b8199d13c421bd8a2b025d52b5</meta:generator>
    <meta:initial-creator>sdsd </meta:initial-creator>
    <dc:date>2021-08-30T10:18:44.416000000</dc:date>
    <dc:creator>sdsd </dc:creator>
    <meta:document-statistic meta:table-count="4" meta:cell-count="111" meta:object-count="1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Option Explicit


REM  *****  BASIC  *****

Function isLiO() As Boolean
REM https://ask.libreoffice.org/t/detect-if-vba-is-running-under-libreoffice-or-excel/3841/3
Dim oDoc
    isLiO = False
    On Error GoTo NotLiO
    If (Not GlobalScope.BasicLibraries.isLibraryLoaded("Tools")) Then GlobalScope.BasicLibraries.LoadLibrary ("Tools")
    isLiO = True
NotLiO:
End Function







Function setGlobalVarsFromDataRanges()
REM obsolet		
End Function


REM  *****  END-BASIC  *****





REM BEAR
Global Const  gsSettingsSheetName = "Setup"
Global Const  gsReportSheetName  = "Bericht"



REM BEAR
Function GetNamedCell( name as string ) as String
rem https://www.linuxtopia.org/online_books/office_guides/openoffice_3_calc_user_guide/openoffice_calc_Associating_a_range_to_a_name_Named_range.html
dim oRange as object
dim oCell as object
dim oRanges as object
oRanges = ThisComponent.NamedRanges
If NOT oRanges.hasByName(name) Then
    MsgBox "Error: Cannot find &gt;" &amp; name &amp; "&lt; " 
    GetNamedCell = "error"
    exit function
    End If
oRange = ThisComponent.NamedRanges.getByName(name)
oCell = oRange.getReferredCells().getCellByPosition(0,0)
 GetNamedCell=oCell.getString()
End Function







function GetNamedRange(name as string) as string
dim range as object

rem https://www.linuxtopia.org/online_books/office_guides/openoffice_3_calc_user_guide/openoffice_calc_Associating_a_range_to_a_name_Named_range.html
dim oRange as object
dim oCell as object
dim oRanges as object
dim zwi() as string
oRanges = ThisComponent.NamedRanges
If NOT oRanges.hasByName(name) Then
    MsgBox "Error: Cannot find &gt;" &amp; name &amp; "&lt; " 
    GetNamedCell = "error"
    exit function
    End If
oRange = ThisComponent.NamedRanges.getByName(name)
oCell = oRange.getReferredCells().getCellByPosition(0,0)
GetNamedRange =oCell.AbsoluteName()  
'zwi = split(oCell.AbsoluteName() , ".")
'GetNamedRange = zwi(1)
End Function




REM  *****  Liste der benannten Zellen  *****
REM  ***** Mandatory
REM  ***** Optional



Function UserDir( baseDirURL ) a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AssembleSaveNameWithPath( )
	AssembleSaveNameWithPath =  GetNamedCell("global_reportdir")  &amp;   AssembleSaveName()
End Function

Function WildAssembleSaveNamePath()
	WildAssembleSaveNamePath =  GetNamedCell("global_reportdir")  &amp; AssembleSaveNameWild( )
End Function


Function AssembleSaveName()
AssembleSaveName = GetNamedCell("global_standard")  &amp;  "@" &amp;   GetNamedCell("global_reportnr") &amp;   "@" &amp; GetNamedCell("global_reportsubnr") 
End Function

Function AssembleSaveNameWild( )
AssembleSaveNameWild =GetNamedCell("global_standard")  &amp;  "@*" 
End Function



function hasFilename()
 if ThisComponent.getURL() = "" then
   msgbox "Please Initialize this report first."
   hasFilename = False
 else
	hasFilename = True
 endif
End Function






Function OSName As String
    ''' soruce: https://ask.libreoffice.org/t/macro-check-if-windows-or-linux/20468/4  Return platform name as "MAC", "UNIX", "WIN" '''
    With GlobalScope.Basiclibraries
        If Not .IsLibraryLoaded("Tools") Then .LoadLibrary("Tools")
    End With
    Dim keyNode As Object 
    keyNode = Tools.Misc.GetRegistryKeyContent("org.openoffice.Office.Common/Help")
    OSName = keyNode.GetByName("System")
End Function 




sub CheckDirExists(dir as string)
Dim FolderName As String
      FolderName = Dir(dir)
    if FileExists (UserDir(FolderName)) = false then 
      MkDir (UserDir(FolderName))
      end If
End Sub


Function getPDFFileName()
 Dim filename as String
 filename = GetFileNameWithoutExtension(ThisComponent.getURL(), GetPathSeparator() )
 getPDFFileName = filename + ".pdf"
end Function

Function OpenPDF(oEv as object)
    if not hasFilename() then exit Function
	' https://forum.openoffice.org/en/forum/viewtopic.php?f=39&amp;t=72419
	setGlobalVarsFromDataRanges()	
	Dim oForm
	oForm=oEv.source.model.parent ' get control's form
	oEv.source.model.targeturl=getPDFDir()+getPDFFileName()
	OpenPDF=true
End Function




Function OpenDirBrowser(dir as string)
     DIM oShell AS OBJECT :oShell=createUnoService("com.sun.star.system.SystemShellExecute")
     DIM s AS STRING      :s     = UserDir(GetNamedCell(dir))
      msgbox s 
   
     CheckDirExists(s)
     oShell.execute(s,,0)
     
    
     
     's = "xdg-open file:///home/michael"
     'Shell(s)
     
    OpenDirBrowser=true
End Function

Function OpenPDFDir(oEv as object)
   OpenPDFDir= OpenDirBrowser("global_pdfdir")
End Function

Function OpenReportDir(oEv as object)
	OpenReportDir=	OpenDirBrowser("global_reportdir")
End Function

Function OpenTemplateDir(oEv as object)
    OpenTemplateDir=OpenDirBrowser("global_templatedir")
End Function


REM  ***** OK  ***** 


Function HideSetupSheet()
	Dim oSheet: oSheet = ThisComponent.Sheets.getByName(gsSettingsSheetName)
    oSheet.isVisible = false
End Function


Function ShowSetupSheet()
	Dim oSheet: oSheet = ThisComponent.Sheets.getByName(gsSettingsSheetName)
    oSheet.isVisible = true
End Function

Function ShowReportSheet()
	'https://forum.openoffice.org/en/forum/viewtopic.php?f=9&amp;t=82334#p434436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from https://forum.openoffice.org/en/forum/viewtopic.php?f=9&amp;t=30737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REM https://ask.libreoffice.org/t/macro-to-copy-cells-paste-into-active-cell/56192/9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pick_file()
   Dim fName As string
   Dim file_dialog as Object
     
   msgbox  AssembleSaveName()
   fName =  FileSaveDialog_Simple( file_dialog, "Report speichern:",   UserDir(GetNamedCell("global_reportdir")) ,   UserDir(AssembleSaveName()) ,   "*.ods") 
   'fName = open_file()
   'MsgBox fName &amp; chr(10) &amp; ConvertFromUrl(fName)
   MsgBox  fname
   
   
   ' WorksheetSave (xxx)
End Sub






sub WorksheetSave (fname as string) as string
dim document   as object
dim dispatcher as object
document   = ThisComponent.CurrentController.Frame
dispatcher = createUnoService("com.sun.star.frame.DispatchHelper")
dim args1(1) as new com.sun.star.beans.PropertyValue
args1(0).Name = "URL"
args1(0).Value = ConvertToURL(fname)
args1(1).Name = "FilterName"
args1(1).Value = "calc8"
dispatcher.executeDispatch(document, ".uno:SaveAs", "", 0, args1())
end sub





sub WithNamedCells () as string
dim oRange as object
dim oCell as object
dim oRanges as object

dim name as string
name ="global_pdfdir"


oRanges = ThisComponent.NamedRanges
If NOT oRanges.hasByName(name) Then
    MsgBox "Error: Cannot find &gt;" &amp; name &amp; "&lt; " 
    GetNamedCell = "error"
    exit sub
    End If
    
    
oRange = ThisComponent.NamedRanges.getByName(name)
oCell = oRange.getReferredCells().getCellByPosition(0,0)


msgbox oCell.Celladdress.row()
msgbox oCell.Celladdress.column()

msgbox oCell.AbsoluteName()
end sub







	

sub open_version
rem ----------------------------------------------------------------------
rem define variables
    dim document   as object
    dim dispatcher as object
rem ----------------------------------------------------------------------
rem get access to the document
    document   = ThisComponent.CurrentController.Frame
    dispatcher = createUnoService("com.sun.star.frame.DispatchHelper")

rem ----------------------------------------------------------------------
    dim args1(0) as new com.sun.star.beans.PropertyValue
    dispatcher.executeDispatch(document, ".uno:VersionDialog", "", 0, args1())
end sub








'  https://ask.libreoffice.org/t/capturing-title-in-writer-document-saved-filename/27519/6
' source: https://www.debugpoint.com/2015/01/use-open-file-dialog-using-macro-in-libreofficeopenoffice/

Sub Writer_SaveNew()
REM See: https://ask.libreoffice.org/t/capturing-title-in-writer-document-saved-filename/27519
REM If the current Writer document is new, then this method will invoke the File Save dialog with the first
REM sentence from the current Writer Document as the suggested file name.
REM If this method is called when the current Writer document is not new, it will just save it without any dialog.
REM Requires additional methods:
REM 	Writer_getSentence()
REM 	cutStringAtMarks()
REM		FileSaveDialog_Simple()

	Dim oDoc As Object : oDoc = ThisComponent
	If Not oDoc.SupportsService( "com.sun.star.text.TextDocument" ) Then Exit Sub
	
	If oDoc.hasLocation() Then		REM the current document is not New:
		oDoc.store()				REM just save it immediately.
		
	Else	REM The current document is New: 
			REM open the Save File dialog with a custom file name.
		
REM	****  Set here the maximum length for the filename ( excluding the file extension ):		
		Const iMaxLength As Integer = 60		REM Set to 0 for No Maximum.

REM	****  Add here your desired punctuation marks to cut the filename at:
		Dim aPunctuation() : aPunctuation = Array( ":", ";", "," )

REM	****  Add here your characters to be removed from the filename:
		Dim aForbiddenChars() : aForbiddenChars = Array( "/", "\", "|", ":", """", "?", "*", "&lt;", "&gt;" )
		
		REM Get the 1st non-empty sentence...
		Dim strDefaultName As String
		strDefaultName	= Writer_getSentence( 1, oDoc )
		
		REM Cut the sentence at punctuation marks...
		strDefaultName	= cutStringAtMarks( strDefaultName, aPunctuation )
		
		REM Remove illegal characters...
		Dim i As Integer
		For i = 0 To 31								REM Remove all ASCII characters &lt; 31...
			If Instr( strDefaultName, chr(i) ) &gt; 0 Then strDefaultName = Join( Split( strDefaultName, chr(i) ), "" )
		Next i
		For i = 0 To uBound( aForbiddenChars )		REM Remove forbidden characters...
			If Instr( strDefaultName, aForbiddenChars(i) ) &gt; 0 Then strDefaultName = Join( Split( strDefaultName, aForbiddenChars(i) ), "" )
		Next i
		
		REM Cut the resulting sentence at length...
		If iMaxLength &gt; 0 Then strDefaultName = Left( strDefaultName, iMaxLength )
		
REM ****  NB. The resulting filename is still not guaranteed to be a valid filename.
REM ****  Yet it will be presented as initial filename in the following dialog:
		
		Dim aURL() : aURL = FileSaveDialog_Simple( oDoc, "TITLE", "", strDefaultName )
		If uBound( aURL ) &gt; -1 Then oDoc.storeAsURL( aURL(0), Array() )
		
	End If
End Sub


Function cutStringAtMarks( sStringToCut As String, aCutMarks(), Optional bExclude ) As String
REM Returns the Left portion of &lt;sStringToCut&gt; up to the first encountered cutMark in the array &lt;aCutMarks&gt;.
REM &lt;bExclude&gt;	: Default=&lt;True&gt;=exclude the cutMark; Pass &lt;False&gt; to include it.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_Simple( oDoc As Object, Optional strTitle, Optional strDisplayDirectory, Optional strDefaultName, Optional aFilters(), Optional bRemote ) As string
REM Displays a FilePicker "Save As" dialog with optional Dialog Title, Initial Folder Path, Initial File Name, Export Filters, Remote Save Location,
REM &lt;oDoc&gt;			: The Document to be saved.
REM &lt;strTitle&gt;		: String to be shown in the dialog Title bar.
REM &lt;strDisplayDirectory&gt;: Path to a Folder whose contents will be shown when the dialog opens.
REM &lt;strDefaultName&gt;: String to be shown in the File Name Textbox when the dialog opens.
REM &lt;aFilters&gt;		: Array of com.sun.star.beans.StringPair describing the Export Filters to be included in the dialog.
REM					  These Filters should all have the EXPORT flag set.
REM					  Per StringPair: First = FilterName (e.g. "Jpeg Files"), Second = Extensions (e.g. "*.jpg").
REM &lt;bRemote&gt;		: Boolean indicating whether to display the Remote FilePicker for storing the file at a remote location, e.g. via FTP.
REM Returns: an Array containing the URL of the selected file, if the user has clicked on the Save button.
REM If the user has cancelled, this Function returns an Empty Array.
	
'	If IsNull( oDoc ) Then Exit Function	REM No Document passed.
	
	REM First determine whether to use the Remote FilePicker, the System FilePicker, or the LibreOffice FilePicker.
	Dim aProps(1) As New com.sun.star.beans.PropertyValue
	aProps(0).Name	= "nodepath"
	aProps(0).Value	= "/org.openoffice.Office.Common/Misc/"
	aProps(1).Name	= "enableasync"
	aProps(1).Value	= False
	
	Dim oConfig As Object  : oConfig = createUnoService( "com.sun.star.configuration.ConfigurationProvider" )
	Dim oAccess As Object
	oAccess = oConfig.createInstanceWithArguments( "com.sun.star.configuration.ConfigurationAccess", aProps() )
	Dim bUseSystemDialogs As Boolean	REM Corresponds (inversely) to the setting in "Tools : Options : LibreOffice : General : Open/Save Dialogs : Use LibreOffice dialogs".
	bUseSystemDialogs = oAccess.UseSystemFileDialog

	Dim oFilePicker As Object
	If IsMissing( bRemote ) Then bRemote = False
	If bRemote Then
		oFilePicker = createUnoService( "com.sun.star.ui.dialogs.RemoteFilePicker" )
	Elseif bUseSystemDialogs Then
		oFilePicker = createUnoService( "com.sun.star.ui.dialogs.FilePicker" )
	Else
		oFilePicker = createUnoService( "com.sun.star.ui.dialogs.OfficeFilePicker" )
	End If
	
	REM Initialize the "Save As" Dialog with default UIMode = 10 ( auto extension ).
	Dim iUIMode As Integer :  iUIMode = 10
	oFilePicker.initialize( Array( iUIMode ) )
		
	If IsMissing( strTitle ) Then strTitle = "Save As:"
	oFilePicker.setTitle( strTitle )
	
	If Not IsMissing( strDisplayDirectory ) And FileExists( strDisplayDirectory ) Then
		oFilePicker.setDisplayDirectory( ConvertToURL( strDisplayDirectory ) )
	End If
	
	If Not IsMissing( strDefaultName ) Then oFilePicker.setDefaultName( strDefaultName )
	
	REM Append Export Filters.
	REM Default filter "All Formats" is added automatically in the System FilePicker (on Ubuntu 17.10);
'	Const sFilterNameAllFormats = "All Formats"			REM Add it also in the LibreOffice FilePicker :
'	If Not bRemote Or bUseSystemDialogs Then oFilePicker.appendFilter( "All Formats"	, "*.*" )

	If Not bRemote Or bUseSystemDialogs Then oFilePicker.appendFilter(" Reports",  AssembleSaveNameWild( ))
	If Not bRemote Or bUseSystemDialogs Then oFilePicker.appendFilter("Alle Reports" , "*.ods")
	If Not bRemote Or bUseSystemDialogs Then oFilePicker.appendFilter( "Alles"	, "*.*" )
	
	If Not IsMissing( aFilters ) And IsArray( aFilters ) Then
		oFilePicker.appendFilterGroup( "Export Filters", aFilters )			REM Group Title is not shown.
	End If
	
	Dim iResult as Integer	:	iResult = oFilePicker.execute()				REM Execute the "Save As" Dialog.
	
	If iResult = com.sun.star.ui.dialogs.ExecutableDialogResults.OK Then	REM The User has clicked the Save button:
		REM At this stage the User has also clicked the Overwrite button if a file with the same name already exists.
		
		Dim aFiles() As String			:	aFiles = oFilePicker.getSelectedFiles()
		If uBound( aFiles ) &gt; -1 Then		REM We have a URL ... Else something is wrong here.
			FileSaveDialog_Simple = aFiles(0) REM to save, call: oDoc.storeAsUrl( sURL, aSaveProps )
		End If
	Else		REM User Cancelled.
		FileSaveDialog_Simple = "" 
	End If
	oFilePicker.dispose
End Function







sub subSaveAs(oDoc, sFile, optional sType)
'source: https://wiki.openoffice.org/wiki/Saving_a_document
sURL = convertToURL(sFile)
if isMissing(sType) then
   oDoc.storeAsURL(sURL, array())
else
  dim mFileType(0)
  mFileType(0) = createUnoStruct("com.sun.star.beans.PropertyValue")
  mFileType(0).Name = "FilterName"
  mFileType(0).Value = sType
  oDoc.storeAsURL(sURL, mFileType())
end if
end sub



sub subExportAs(oDoc, sFile, optional sType)
'source: https://wiki.openoffice.org/wiki/Saving_a_document
'-&gt;  subSaveAs(thisComponent, "C:\tmp\NewName.sxw") 'Windows example
' -&gt; subExportAs(thisComponent, "/home/ian/Example.txt", "Text") 'Linux example
sURL = convertToURL(sFile)
if isMissing(sType) then
   oDoc.storeToURL(sURL, array())
else
  dim mFileType(0)
  mFileType(0) = createUnoStruct("com.sun.star.beans.PropertyValue")
  mFileType(0).Name = "FilterName"
  mFileType(0).Value = sType
  oDoc.storeToURL(sURL, mFileType())
end if
end sub








Function SheetNameByNumber(Optional pNo As Long)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REM SheetNameByNumber






sub SetPrintArea()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ExportToPDF()
 Dim filename, pdfFileName as String
 Dim savePDF as Boolean
 Dim res as Integer
 dim oSheet as object
 
 
 	Dim aService as Variant
	aService = CreateUnoService("com.sun.star.util.PathSubstitution") 
 rem setGlobalVarsFromDataRanges()
 ' if not hasFilename() then exit sub
' filename = GetFileNameWithoutExtension(ThisComponent.getURL(), GetPathSeparator() )
'  thisComponent.store()

 filename = AssembleSaveNameWithPath()
pdffilename=userDir(  filename)
pdffilename=  pdffilename &amp; ".pdf"
 savePDF = true

 if FileExists(pdfFileName)  then 
	res = MsgBox( pdfFileName + Chr$(13) +"Press OK to OVERWRITE!! "+Chr$(13) + "Press CANCEL to not do anything ", 1, "PDF file already exists.")
	if ( res = 2) then SavePDF = false
 end if

 if ( savePDF) then  
    oSheet = ThisComponent.Sheets.getByName("Bericht")
   ThisComponent.CurrentController.setActiveSheet(oSheet) 
    ProcessSheets(1)
    'SetPrintArea()
    msgbox "STOP"
 	QuickDirtyExportPDF(pdfFileName )
 	msgbox "Saved PDF to: "+ pdfFileName
 	 ProcessSheets(2)
 end if
end sub







sub quickdirtypdf(fname as string)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rem ----------------------------------------------------------------------
dim args2(0) as new com.sun.star.beans.PropertyValue
args2(0).Name = "ToPoint"
args2(0).Value = "$F$15"

dispatcher.executeDispatch(document, ".uno:GoToCell", "", 0, args2())


end sub








Sub ExportToPDF2 (sSheetName As String)
      dim spath as string 
      dim  sStandard as string
      dim sname as string
      dim   sFileName as string
      dim nvar
     dim   oDoc as  object
    dim oSheets as object
    dim  oSheet1 as object
   dim   oSheet as object
    
    dim n
    dim  lEndCol
   dim  lEndRow

    MsgBox "Choose path of where to export PDF"
    sPath = "c:/michael"
    
    If sPath = "" Then
        MsgBox "No valid file path.", 16, "Error"
        GoTo Section1
    End If

    Section0:
    sStandard = "PDF_Export_" &amp; sSheetName  &amp; "_" &amp; Format(Now,"yyyy-mm-dd") &amp; "_" &amp; Format(Now, "hhmm")

    sName=InputBox ("Please give a name " &amp; Chr(10) &amp; _
                "for the PDF file." , "PDF Name", sStandard )
    If sName="" Then
        nVar = MsgBox ("You did not provide a name. " &amp; Chr(10) &amp; _
                    "Please give a name. " &amp; Chr(10) &amp; _
                    "If you click On ""Cancel"", " &amp; Chr(10) &amp; _
                    "the export will be stopped.", 1, "Error")
        If nVar = 1 Then   ' OK was clicked
            GoTo Section0
        Else
            GoTo Section1
        End If
    End If

    sFileName= sName &amp; ".pdf"
    If FileExists(sPath &amp; sFileName) Then
        nVar=MsgBox ("The file already exists. " &amp; Chr(10) &amp; _
                    "Should the file replaced? " &amp; Chr(10) &amp; _
                    Chr(10) &amp; _
                    "If you click On ""Cancel"", " &amp; Chr(10) &amp; _
                    "the export will be stopped." &amp; Chr(10) &amp; _
                    "If you click On ""No""," &amp; Chr(10) &amp; _
                    "you are able To provide another file name.", 3, "Error")
        Select Case nVar
            Case 2        ' Cancel was pressed
                GoTo Section1
            Case 6        ' Yes was pressed
            Case 7        ' No was pressed
                GoTo Section0
        End Select
    End If

    ThisComponent.addActionLock
    ThisComponent.LockControllers
    oDoc = ThisComponent
    oSheets = oDoc.Sheets
    oSheet1 = oDoc.Sheets.getByName(sSheetName)
    Delete_PrintAreas

    For n = 0 To oSheets.getCount - 1
        oSheet=oDoc.Sheets(n)
        If oSheet.Name= sSheetName Then
            lEndCol= GetLastUsedColumn(oSheet1)
            lEndRow=GetLastUsedRow(oSheet1)
            
                     lEndCol= 4
            lEndRow= 4
            
            Set_PrintAreas (n ,0 ,0 ,lEndCol ,lEndRow)
        End If
    Next

    export_pdf(sPath &amp; sFileName)
    Delete_PrintAreas
    MsgBox "The PDF was successfully created." , 0, "ExportToPDF()"

    Section1:
        ThisComponent.UnlockControllers
        ThisComponent.removeActionLock

End Sub ' ExportToPDF()


Sub Delete_PrintAreas()
    '''Delete all print areas.'''

    dim oDoc as object
    dim oSheet as object
    dim n

    oDoc = ThisComponent
    oSheet = oDoc.Sheets(0)
    For n =0 To oDoc.Sheets.getCount - 1
        oDoc.Sheets(n).setPrintAreas(Array ())
    Next
    
End Sub ' Delete_PrintAreas()


Sub Set_PrintAreas (nSheet As Integer, lStartCol As Long, lStartRow As Long, lEndCol As Long, lEndRow As Long)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 Set_PrintAreas


Function GetLastUsedRow(oSheet As Object) As Integer
    '''Returns integer of last used row.'''

    Dim oCell
    Dim oCursor
    Dim aAddress
    
    oCell = oSheet.getCellByPosition(0, 0)
    oCursor = oSheet.createCursorByRange(oCell)
    oCursor.gotoEndOfUsedArea(True)
    aAddress = oCursor.RangeAddress
    GetLastUsedRow = aAddress.EndRow

End Function ' GetLastUsedRow


Function GetLastUsedColumn(oSheet As Object) As Long
    '''Returns the number of the last column of a continuous data range in a sheet.'''

    Dim oCell
    Dim oCursor
    Dim aAddress
    
    oCell = oSheet.getCellByPosition(0, 0)
    oCursor = oSheet.createCursorByRange(oCell)
    oCursor.gotoEndOfUsedArea(True)
    aAddress = oCursor.RangeAddress
    GetLastUsedColumn = aAddress.EndColumn

End Function ' GetLastUsedColumn


Function GetPath() As String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 GetPath()


Sub export_pdf (sFileName As String)
    
    Dim args1(1)    As New com.sun.star.beans.PropertyValue

    args1(0).Name = "ExportFormFields"   ' just show the contents of the Form.Fields
    args1(0).Value= TRUE
    args1(1).Name = "Printing"           ' you don't need that
    args1(1).Value= 0                    ' more options could be added here
    
    Dim args2(2) As New com.sun.star.beans.PropertyValue
    
    args2(0).Name = "FilterName"
    args2(0).Value = "calc_pdf_Export"
    args2(1).Name = "FilterData"
    args2(1).Value = args1
    args2(2).Name = "SelectionOnly"
    ' Only the selected printing Area will we exported.
    args2(2).Value = TRUE
    
    ' ThisComponent.storeToURL(sFileName,args2())
    ' ExportTopdf(sFileName)
     quickdirtypdf(sFileName)
End Sub ' export_pdf















sub test1 ()




    ExportToPDF2 ("Bericht")  ' put Calc sheet name here



' ExportToPDF()
'  MsgBox hasFilename()


  'ExportToPDF()
  'MsgBox "OK"
 
   
   ProcessSheets(0)
  'MsgBox "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